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308" officeooo:paragraph-rsid="000053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os son usuarios de prueba que ya tienen algunos momentos creados:</text:p>
      <text:p text:style-name="P1"/>
      <text:p text:style-name="P1">admin 1234</text:p>
      <text:p text:style-name="P1">jesus 1234</text:p>
      <text:p text:style-name="P1">marcos 123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21:21:53.251000000</meta:creation-date>
    <dc:date>2019-01-13T21:24:34.989000000</dc:date>
    <meta:editing-duration>PT2M43S</meta:editing-duration>
    <meta:editing-cycles>1</meta:editing-cycles>
    <meta:document-statistic meta:table-count="0" meta:image-count="0" meta:object-count="0" meta:page-count="1" meta:paragraph-count="4" meta:word-count="17" meta:character-count="99" meta:non-whitespace-character-count="86"/>
    <meta:generator>LibreOffice/6.0.2.1$Windows_X86_64 LibreOffice_project/f7f06a8f319e4b62f9bc5095aa112a65d2f3ac89</meta:generator>
  </office:meta>
</office:document-meta>
</file>